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d72" officeooo:paragraph-rsid="001310f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e2db"/>
    </style:style>
    <style:style style:name="T3" style:family="text">
      <style:text-properties officeooo:rsid="000d0b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body else seems to be having this problem. The captcha question was solved for me online, I came upon it. It is because of an increase in Internet-based crimes (solarweinds, <text:span text:style-name="T1">oil</text:span>, meat beating factory) ok that is funny, but unprofessional. It is sad that our government is comparing these cyber crimes to 9/11 all of a sudden, even though this has been a thing since, well the Internet started. Ransomware has always been a thing, starting with the dawn of the public Internet. I don’t know if it existed on BBS or other methods before the Internet. It is still horrible that people are accepting his speech of him saying that, there is a huge fucking difference: on one end, you have thousands of people dying, <text:span text:style-name="T2">tr</text:span>illions in damage, and li<text:span text:style-name="T2">v</text:span>es destroyed forever, terror and fear, the United States comes to a stop, and we go to the <text:s/>middle east part of Asia to kill someone and turn Palestinian kids into skeletons. Then on the other hand, you have a multi-billion dollar oil line that got shut down for a few days, lost a little bit of money, a drop in the bucket for them, and oil was used less, meaning less environmental damage, and absolutely no-one dying… <text:span text:style-name="T3">so far at least. There is a HUGE fucking difference, and I am truly appalled that no-one has said anything about thi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22:36:37.093399984</meta:creation-date>
    <dc:date>2021-06-09T22:59:21.714024244</dc:date>
    <meta:editing-duration>PT22M45S</meta:editing-duration>
    <meta:editing-cycles>1</meta:editing-cycles>
    <meta:document-statistic meta:table-count="0" meta:image-count="0" meta:object-count="0" meta:page-count="1" meta:paragraph-count="1" meta:word-count="230" meta:character-count="1280" meta:non-whitespace-character-count="1050"/>
    <meta:generator>LibreOffice/6.4.2.2$Linux_X86_64 LibreOffice_project/40$Build-2</meta:generator>
  </office:meta>
</office:document-meta>
</file>